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23.128cm" svg:height="14.608cm" svg:x="24.67cm" svg:y="2.922cm">
            <draw:object draw:notify-on-update-of-ranges="Feuille1.G1:Feuille1.G1 Feuille1.G2:Feuille1.G7 Feuille1.G13:Feuille1.G13 Feuille1.G13:Feuille1.G13 Feuille1.H1:Feuille1.H1 Feuille1.H2:Feuille1.H7 Feuille1.H13:Feuille1.H16 Feuille1.H13:Feuille1.H16 Feuille1.I1:Feuille1.I1 Feuille1.I2:Feuille1.I7 Feuille1.I13:Feuille1.I18 Feuille1.I13:Feuille1.I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rofondeur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inMax</text:p>
          </table:table-cell>
          <table:table-cell office:value-type="string" calcext:value-type="string">
            <text:p>AlphaBeta</text:p>
          </table:table-cell>
          <table:table-cell/>
          <table:table-cell office:value-type="string" calcext:value-type="string">
            <text:p>Profondeur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inMax</text:p>
          </table:table-cell>
          <table:table-cell office:value-type="string" calcext:value-type="string">
            <text:p>AlphaBeta</text:p>
          </table:table-cell>
        </table:table-row>
        <table:table-row table:style-name="ro1">
          <table:table-cell table:formula="of:=INT((ROW()-2)/5)+1" office:value-type="float" office:value="1" calcext:value-type="float">
            <text:p>1</text:p>
          </table:table-cell>
          <table:table-cell office:value-type="float" office:value="0.114" calcext:value-type="float">
            <text:p>0,114</text:p>
          </table:table-cell>
          <table:table-cell office:value-type="float" office:value="0.104" calcext:value-type="float">
            <text:p>0,104</text:p>
          </table:table-cell>
          <table:table-cell office:value-type="float" office:value="0.105" calcext:value-type="float">
            <text:p>0,105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B2:.B6])" office:value-type="float" office:value="0.11186" calcext:value-type="float">
            <text:p>0,11186</text:p>
          </table:table-cell>
          <table:table-cell table:formula="of:=AVERAGE([.C2:.C6])" office:value-type="float" office:value="0.1092" calcext:value-type="float">
            <text:p>0,1092</text:p>
          </table:table-cell>
          <table:table-cell table:formula="of:=AVERAGE([.D2:.D6])" office:value-type="float" office:value="0.107" calcext:value-type="float">
            <text:p>0,107</text:p>
          </table:table-cell>
        </table:table-row>
        <table:table-row table:style-name="ro1">
          <table:table-cell table:formula="of:=INT((ROW()-2)/5)+1" office:value-type="float" office:value="1" calcext:value-type="float">
            <text:p>1</text:p>
          </table:table-cell>
          <table:table-cell office:value-type="float" office:value="0.1113" calcext:value-type="float">
            <text:p>0,1113</text:p>
          </table:table-cell>
          <table:table-cell office:value-type="float" office:value="0.115" calcext:value-type="float">
            <text:p>0,115</text:p>
          </table:table-cell>
          <table:table-cell office:value-type="float" office:value="0.111" calcext:value-type="float">
            <text:p>0,11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AVERAGE([.C7:.C11])" office:value-type="float" office:value="0.305" calcext:value-type="float">
            <text:p>0,305</text:p>
          </table:table-cell>
          <table:table-cell table:formula="of:=AVERAGE([.D7:.D11])" office:value-type="float" office:value="0.2926" calcext:value-type="float">
            <text:p>0,2926</text:p>
          </table:table-cell>
        </table:table-row>
        <table:table-row table:style-name="ro1">
          <table:table-cell table:formula="of:=INT((ROW()-2)/5)+1" office:value-type="float" office:value="1" calcext:value-type="float">
            <text:p>1</text:p>
          </table:table-cell>
          <table:table-cell office:value-type="float" office:value="0.113" calcext:value-type="float">
            <text:p>0,113</text:p>
          </table:table-cell>
          <table:table-cell office:value-type="float" office:value="0.108" calcext:value-type="float">
            <text:p>0,108</text:p>
          </table:table-cell>
          <table:table-cell office:value-type="float" office:value="0.105" calcext:value-type="float">
            <text:p>0,10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AVERAGE([.C12:.C16])" office:value-type="float" office:value="0.6812" calcext:value-type="float">
            <text:p>0,6812</text:p>
          </table:table-cell>
          <table:table-cell table:formula="of:=AVERAGE([.D12:.D16])" office:value-type="float" office:value="0.3486" calcext:value-type="float">
            <text:p>0,3486</text:p>
          </table:table-cell>
        </table:table-row>
        <table:table-row table:style-name="ro1">
          <table:table-cell table:formula="of:=INT((ROW()-2)/5)+1" office:value-type="float" office:value="1" calcext:value-type="float">
            <text:p>1</text:p>
          </table:table-cell>
          <table:table-cell office:value-type="float" office:value="0.108" calcext:value-type="float">
            <text:p>0,108</text:p>
          </table:table-cell>
          <table:table-cell office:value-type="float" office:value="0.112" calcext:value-type="float">
            <text:p>0,112</text:p>
          </table:table-cell>
          <table:table-cell office:value-type="float" office:value="0.107" calcext:value-type="float">
            <text:p>0,10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AVERAGE([.C17:.C21])" office:value-type="float" office:value="9.7144" calcext:value-type="float">
            <text:p>9,7144</text:p>
          </table:table-cell>
          <table:table-cell table:formula="of:=AVERAGE([.D17:.D21])" office:value-type="float" office:value="0.4024" calcext:value-type="float">
            <text:p>0,4024</text:p>
          </table:table-cell>
        </table:table-row>
        <table:table-row table:style-name="ro1">
          <table:table-cell table:formula="of:=INT((ROW()-2)/5)+1" office:value-type="float" office:value="1" calcext:value-type="float">
            <text:p>1</text:p>
          </table:table-cell>
          <table:table-cell office:value-type="float" office:value="0.113" calcext:value-type="float">
            <text:p>0,113</text:p>
          </table:table-cell>
          <table:table-cell table:number-columns-repeated="2" office:value-type="float" office:value="0.107" calcext:value-type="float">
            <text:p>0,10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D22:.D26])" office:value-type="float" office:value="2.5284" calcext:value-type="float">
            <text:p>2,5284</text:p>
          </table:table-cell>
        </table:table-row>
        <table:table-row table:style-name="ro1">
          <table:table-cell table:formula="of:=INT((ROW()-2)/5)+1" office:value-type="float" office:value="2" calcext:value-type="float">
            <text:p>2</text:p>
          </table:table-cell>
          <table:table-cell/>
          <table:table-cell office:value-type="float" office:value="0.292" calcext:value-type="float">
            <text:p>0,292</text:p>
          </table:table-cell>
          <table:table-cell office:value-type="float" office:value="0.291" calcext:value-type="float">
            <text:p>0,29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D27:.D31])" office:value-type="float" office:value="205.214" calcext:value-type="float">
            <text:p>205,214</text:p>
          </table:table-cell>
        </table:table-row>
        <table:table-row table:style-name="ro1">
          <table:table-cell table:formula="of:=INT((ROW()-2)/5)+1" office:value-type="float" office:value="2" calcext:value-type="float">
            <text:p>2</text:p>
          </table:table-cell>
          <table:table-cell/>
          <table:table-cell office:value-type="float" office:value="0.34" calcext:value-type="float">
            <text:p>0,34</text:p>
          </table:table-cell>
          <table:table-cell office:value-type="float" office:value="0.298" calcext:value-type="float">
            <text:p>0,298</text:p>
          </table:table-cell>
          <table:table-cell table:number-columns-repeated="5"/>
        </table:table-row>
        <table:table-row table:style-name="ro1">
          <table:table-cell table:formula="of:=INT((ROW()-2)/5)+1" office:value-type="float" office:value="2" calcext:value-type="float">
            <text:p>2</text:p>
          </table:table-cell>
          <table:table-cell/>
          <table:table-cell office:value-type="float" office:value="0.319" calcext:value-type="float">
            <text:p>0,319</text:p>
          </table:table-cell>
          <table:table-cell office:value-type="float" office:value="0.294" calcext:value-type="float">
            <text:p>0,294</text:p>
          </table:table-cell>
          <table:table-cell table:number-columns-repeated="5"/>
        </table:table-row>
        <table:table-row table:style-name="ro1">
          <table:table-cell table:formula="of:=INT((ROW()-2)/5)+1" office:value-type="float" office:value="2" calcext:value-type="float">
            <text:p>2</text:p>
          </table:table-cell>
          <table:table-cell/>
          <table:table-cell office:value-type="float" office:value="0.279" calcext:value-type="float">
            <text:p>0,279</text:p>
          </table:table-cell>
          <table:table-cell office:value-type="float" office:value="0.295" calcext:value-type="float">
            <text:p>0,295</text:p>
          </table:table-cell>
          <table:table-cell table:number-columns-repeated="5"/>
        </table:table-row>
        <table:table-row table:style-name="ro1">
          <table:table-cell table:formula="of:=INT((ROW()-2)/5)+1" office:value-type="float" office:value="2" calcext:value-type="float">
            <text:p>2</text:p>
          </table:table-cell>
          <table:table-cell/>
          <table:table-cell office:value-type="float" office:value="0.295" calcext:value-type="float">
            <text:p>0,295</text:p>
          </table:table-cell>
          <table:table-cell office:value-type="float" office:value="0.285" calcext:value-type="float">
            <text:p>0,285</text:p>
          </table:table-cell>
          <table:table-cell/>
          <table:table-cell office:value-type="string" calcext:value-type="string">
            <text:p>IntConf</text:p>
          </table:table-cell>
          <table:table-cell table:number-columns-repeated="3"/>
        </table:table-row>
        <table:table-row table:style-name="ro1">
          <table:table-cell table:formula="of:=INT((ROW()-2)/5)+1" office:value-type="float" office:value="3" calcext:value-type="float">
            <text:p>3</text:p>
          </table:table-cell>
          <table:table-cell/>
          <table:table-cell office:value-type="float" office:value="1.333" calcext:value-type="float">
            <text:p>1,333</text:p>
          </table:table-cell>
          <table:table-cell office:value-type="float" office:value="0.342" calcext:value-type="float">
            <text:p>0,342</text:p>
          </table:table-cell>
          <table:table-cell/>
          <table:table-cell office:value-type="string" calcext:value-type="string">
            <text:p>Profondeur</text:p>
          </table:table-cell>
          <table:table-cell table:number-columns-repeated="3"/>
        </table:table-row>
        <table:table-row table:style-name="ro1">
          <table:table-cell table:formula="of:=INT((ROW()-2)/5)+1" office:value-type="float" office:value="3" calcext:value-type="float">
            <text:p>3</text:p>
          </table:table-cell>
          <table:table-cell/>
          <table:table-cell office:value-type="float" office:value="0.533" calcext:value-type="float">
            <text:p>0,533</text:p>
          </table:table-cell>
          <table:table-cell office:value-type="float" office:value="0.343" calcext:value-type="float">
            <text:p>0,34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NFIDENCE(0.05;STDEV([.B2:.B6]);5)" office:value-type="float" office:value="0.00207386048124004" calcext:value-type="float">
            <text:p>0,00207386048124004</text:p>
          </table:table-cell>
          <table:table-cell table:formula="of:=CONFIDENCE(0.05;STDEV([.C2:.C6]);5)" office:value-type="float" office:value="0.0037903899521548" calcext:value-type="float">
            <text:p>0,0037903899521548</text:p>
          </table:table-cell>
          <table:table-cell table:formula="of:=CONFIDENCE(0.05;STDEV([.D2:.D6]);5)" office:value-type="float" office:value="0.00214703297246059" calcext:value-type="float">
            <text:p>0,00214703297246059</text:p>
          </table:table-cell>
        </table:table-row>
        <table:table-row table:style-name="ro1">
          <table:table-cell table:formula="of:=INT((ROW()-2)/5)+1" office:value-type="float" office:value="3" calcext:value-type="float">
            <text:p>3</text:p>
          </table:table-cell>
          <table:table-cell/>
          <table:table-cell office:value-type="float" office:value="0.494" calcext:value-type="float">
            <text:p>0,494</text:p>
          </table:table-cell>
          <table:table-cell office:value-type="float" office:value="0.358" calcext:value-type="float">
            <text:p>0,35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NFIDENCE(0.05;STDEV([.C7:.C11]);3)" office:value-type="float" office:value="0.0275210397843818" calcext:value-type="float">
            <text:p>0,0275210397843818</text:p>
          </table:table-cell>
          <table:table-cell table:formula="of:=CONFIDENCE(0.05;STDEV([.D7:.D11]);5)" office:value-type="float" office:value="0.00432082050871978" calcext:value-type="float">
            <text:p>0,00432082050871978</text:p>
          </table:table-cell>
        </table:table-row>
        <table:table-row table:style-name="ro1">
          <table:table-cell table:formula="of:=INT((ROW()-2)/5)+1" office:value-type="float" office:value="3" calcext:value-type="float">
            <text:p>3</text:p>
          </table:table-cell>
          <table:table-cell/>
          <table:table-cell office:value-type="float" office:value="0.516" calcext:value-type="float">
            <text:p>0,516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CONFIDENCE(0.05;STDEV([.C12:.C16]);3)" office:value-type="float" office:value="0.412680955126957" calcext:value-type="float">
            <text:p>0,412680955126957</text:p>
          </table:table-cell>
          <table:table-cell table:formula="of:=CONFIDENCE(0.05;STDEV([.D12:.D16]);5)" office:value-type="float" office:value="0.00566697412566907" calcext:value-type="float">
            <text:p>0,00566697412566907</text:p>
          </table:table-cell>
        </table:table-row>
        <table:table-row table:style-name="ro1">
          <table:table-cell table:formula="of:=INT((ROW()-2)/5)+1" office:value-type="float" office:value="3" calcext:value-type="float">
            <text:p>3</text:p>
          </table:table-cell>
          <table:table-cell/>
          <table:table-cell office:value-type="float" office:value="0.53" calcext:value-type="float">
            <text:p>0,53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FIDENCE(0.05;STDEV([.C17:.C21]);3)" office:value-type="float" office:value="1.75071867102732" calcext:value-type="float">
            <text:p>1,75071867102732</text:p>
          </table:table-cell>
          <table:table-cell table:formula="of:=CONFIDENCE(0.05;STDEV([.D17:.D21]);5)" office:value-type="float" office:value="0.00807162570979181" calcext:value-type="float">
            <text:p>0,00807162570979181</text:p>
          </table:table-cell>
        </table:table-row>
        <table:table-row table:style-name="ro1">
          <table:table-cell table:formula="of:=INT((ROW()-2)/5)+1" office:value-type="float" office:value="4" calcext:value-type="float">
            <text:p>4</text:p>
          </table:table-cell>
          <table:table-cell/>
          <table:table-cell office:value-type="float" office:value="9.456" calcext:value-type="float">
            <text:p>9,456</text:p>
          </table:table-cell>
          <table:table-cell office:value-type="float" office:value="0.403" calcext:value-type="float">
            <text:p>0,40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formula="of:=CONFIDENCE(0.05;STDEV([.D22:.D26]);5)" office:value-type="float" office:value="0.0205057573016259" calcext:value-type="float">
            <text:p>0,0205057573016259</text:p>
          </table:table-cell>
        </table:table-row>
        <table:table-row table:style-name="ro1">
          <table:table-cell table:formula="of:=INT((ROW()-2)/5)+1" office:value-type="float" office:value="4" calcext:value-type="float">
            <text:p>4</text:p>
          </table:table-cell>
          <table:table-cell/>
          <table:table-cell office:value-type="float" office:value="12.052" calcext:value-type="float">
            <text:p>12,052</text:p>
          </table:table-cell>
          <table:table-cell office:value-type="float" office:value="0.415" calcext:value-type="float">
            <text:p>0,41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formula="of:=CONFIDENCE(0.05;STDEV([.D27:.D31]);2)" office:value-type="float" office:value="0.831024729444996" calcext:value-type="float">
            <text:p>0,831024729444996</text:p>
          </table:table-cell>
        </table:table-row>
        <table:table-row table:style-name="ro1">
          <table:table-cell table:formula="of:=INT((ROW()-2)/5)+1" office:value-type="float" office:value="4" calcext:value-type="float">
            <text:p>4</text:p>
          </table:table-cell>
          <table:table-cell/>
          <table:table-cell office:value-type="float" office:value="10.119" calcext:value-type="float">
            <text:p>10,119</text:p>
          </table:table-cell>
          <table:table-cell office:value-type="float" office:value="0.393" calcext:value-type="float">
            <text:p>0,393</text:p>
          </table:table-cell>
          <table:table-cell table:number-columns-repeated="5"/>
        </table:table-row>
        <table:table-row table:style-name="ro1">
          <table:table-cell table:formula="of:=INT((ROW()-2)/5)+1" office:value-type="float" office:value="4" calcext:value-type="float">
            <text:p>4</text:p>
          </table:table-cell>
          <table:table-cell/>
          <table:table-cell office:value-type="float" office:value="7.842" calcext:value-type="float">
            <text:p>7,842</text:p>
          </table:table-cell>
          <table:table-cell office:value-type="float" office:value="0.407" calcext:value-type="float">
            <text:p>0,407</text:p>
          </table:table-cell>
          <table:table-cell table:number-columns-repeated="5"/>
        </table:table-row>
        <table:table-row table:style-name="ro1">
          <table:table-cell table:formula="of:=INT((ROW()-2)/5)+1" office:value-type="float" office:value="4" calcext:value-type="float">
            <text:p>4</text:p>
          </table:table-cell>
          <table:table-cell/>
          <table:table-cell office:value-type="float" office:value="9.103" calcext:value-type="float">
            <text:p>9,103</text:p>
          </table:table-cell>
          <table:table-cell office:value-type="float" office:value="0.394" calcext:value-type="float">
            <text:p>0,394</text:p>
          </table:table-cell>
          <table:table-cell table:number-columns-repeated="5"/>
        </table:table-row>
        <table:table-row table:style-name="ro1">
          <table:table-cell table:formula="of:=INT((ROW()-2)/5)+1" office:value-type="float" office:value="5" calcext:value-type="float">
            <text:p>5</text:p>
          </table:table-cell>
          <table:table-cell table:number-columns-repeated="2"/>
          <table:table-cell office:value-type="float" office:value="2.518" calcext:value-type="float">
            <text:p>2,518</text:p>
          </table:table-cell>
          <table:table-cell table:number-columns-repeated="5"/>
        </table:table-row>
        <table:table-row table:style-name="ro1">
          <table:table-cell table:formula="of:=INT((ROW()-2)/5)+1" office:value-type="float" office:value="5" calcext:value-type="float">
            <text:p>5</text:p>
          </table:table-cell>
          <table:table-cell table:number-columns-repeated="2"/>
          <table:table-cell office:value-type="float" office:value="2.552" calcext:value-type="float">
            <text:p>2,552</text:p>
          </table:table-cell>
          <table:table-cell table:number-columns-repeated="5"/>
        </table:table-row>
        <table:table-row table:style-name="ro1">
          <table:table-cell table:formula="of:=INT((ROW()-2)/5)+1" office:value-type="float" office:value="5" calcext:value-type="float">
            <text:p>5</text:p>
          </table:table-cell>
          <table:table-cell table:number-columns-repeated="2"/>
          <table:table-cell office:value-type="float" office:value="2.512" calcext:value-type="float">
            <text:p>2,512</text:p>
          </table:table-cell>
          <table:table-cell table:number-columns-repeated="5"/>
        </table:table-row>
        <table:table-row table:style-name="ro1">
          <table:table-cell table:formula="of:=INT((ROW()-2)/5)+1" office:value-type="float" office:value="5" calcext:value-type="float">
            <text:p>5</text:p>
          </table:table-cell>
          <table:table-cell table:number-columns-repeated="2"/>
          <table:table-cell office:value-type="float" office:value="2.555" calcext:value-type="float">
            <text:p>2,555</text:p>
          </table:table-cell>
          <table:table-cell table:number-columns-repeated="5"/>
        </table:table-row>
        <table:table-row table:style-name="ro1">
          <table:table-cell table:formula="of:=INT((ROW()-2)/5)+1" office:value-type="float" office:value="5" calcext:value-type="float">
            <text:p>5</text:p>
          </table:table-cell>
          <table:table-cell table:number-columns-repeated="2"/>
          <table:table-cell office:value-type="float" office:value="2.505" calcext:value-type="float">
            <text:p>2,505</text:p>
          </table:table-cell>
          <table:table-cell table:number-columns-repeated="5"/>
        </table:table-row>
        <table:table-row table:style-name="ro1">
          <table:table-cell table:formula="of:=INT((ROW()-2)/5)+1" office:value-type="float" office:value="6" calcext:value-type="float">
            <text:p>6</text:p>
          </table:table-cell>
          <table:table-cell table:number-columns-repeated="2"/>
          <table:table-cell office:value-type="float" office:value="204.79" calcext:value-type="float">
            <text:p>204,79</text:p>
          </table:table-cell>
          <table:table-cell table:number-columns-repeated="5"/>
        </table:table-row>
        <table:table-row table:style-name="ro1">
          <table:table-cell table:formula="of:=INT((ROW()-2)/5)+1" office:value-type="float" office:value="6" calcext:value-type="float">
            <text:p>6</text:p>
          </table:table-cell>
          <table:table-cell table:number-columns-repeated="2"/>
          <table:table-cell office:value-type="float" office:value="205.638" calcext:value-type="float">
            <text:p>205,638</text:p>
          </table:table-cell>
          <table:table-cell table:number-columns-repeated="5"/>
        </table:table-row>
        <table:table-row table:style-name="ro1">
          <table:table-cell table:formula="of:=INT((ROW()-2)/5)+1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formula="of:=INT((ROW()-2)/5)+1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formula="of:=INT((ROW()-2)/5)+1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formula="of:=INT((ROW()-2)/5)+1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formula="of:=INT((ROW()-2)/5)+1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formula="of:=INT((ROW()-2)/5)+1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formula="of:=INT((ROW()-2)/5)+1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formula="of:=INT((ROW()-2)/5)+1" office:value-type="float" office:value="7" calcext:value-type="float">
            <text:p>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9T22:08:15.522701489</meta:creation-date>
    <dc:date>2023-04-09T23:36:19.178961959</dc:date>
    <meta:editing-duration>PT1H28M4S</meta:editing-duration>
    <meta:editing-cycles>1</meta:editing-cycles>
    <meta:document-statistic meta:table-count="1" meta:cell-count="131" meta:object-count="1"/>
    <meta:generator>LibreOffice/7.4.6.2$Linux_X86_64 LibreOffice_project/4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Feuille1.G13:Feuille1.G13" chart:error-lower-range="Feuille1.G13:Feuille1.G13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Feuille1.G13:Feuille1.G13" chart:error-lower-range="Feuille1.G13:Feuille1.G13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Feuille1.H13:Feuille1.H16" chart:error-lower-range="Feuille1.H13:Feuille1.H16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Feuille1.H13:Feuille1.H16" chart:error-lower-range="Feuille1.H13:Feuille1.H16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 chart:error-category="cell-range" chart:error-upper-range="Feuille1.I13:Feuille1.I18" chart:error-lower-range="Feuille1.I13:Feuille1.I18"/>
      <style:graphic-properties draw:stroke="none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Feuille1.I13:Feuille1.I18" chart:error-lower-range="Feuille1.I13:Feuille1.I18" loext:std-weight="1"/>
      <style:graphic-properties draw:stroke="solid" svg:stroke-width="0.1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129cm" svg:height="14.609cm" xlink:href=".." xlink:type="simple" chart:class="chart:bar" chart:style-name="ch1">
        <chart:legend chart:legend-position="end" svg:x="20.786cm" svg:y="6.507cm" style:legend-expansion="high" chart:style-name="ch2"/>
        <chart:plot-area chart:style-name="ch3" table:cell-range-address="Feuille1.G1:Feuille1.I7" chart:data-source-has-labels="row" svg:x="0.462cm" svg:y="0.292cm" svg:width="19.862cm" svg:height="14.025cm">
          <chart:coordinate-region svg:x="1.454cm" svg:y="0.492cm" svg:width="18.87cm" svg:height="13.17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G2:Feuille1.G7" chart:label-cell-address="Feuille1.G1:Feuille1.G1" chart:class="chart:bar">
            <chart:error-indicator chart:style-name="ch8" chart:dimension="y"/>
            <chart:data-point chart:repeated="6"/>
          </chart:series>
          <chart:series chart:style-name="ch9" chart:values-cell-range-address="Feuille1.H2:Feuille1.H7" chart:label-cell-address="Feuille1.H1:Feuille1.H1" chart:class="chart:bar">
            <chart:error-indicator chart:style-name="ch10" chart:dimension="y"/>
            <chart:data-point chart:repeated="6"/>
          </chart:series>
          <chart:series chart:style-name="ch11" chart:values-cell-range-address="Feuille1.I2:Feuille1.I7" chart:label-cell-address="Feuille1.I1:Feuille1.I1" chart:class="chart:bar">
            <chart:error-indicator chart:style-name="ch12" chart:dimension="y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eedy</text:p>
                <draw:g>
                  <svg:desc>Feuille1.G1:Feuille1.G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MinMax</text:p>
                <draw:g>
                  <svg:desc>Feuille1.H1:Feuille1.H1</svg:desc>
                </draw:g>
              </table:table-cell>
              <table:table-cell office:value-type="string">
                <text:p>Colonne H</text:p>
              </table:table-cell>
              <table:table-cell office:value-type="string">
                <text:p>Colonne H</text:p>
              </table:table-cell>
              <table:table-cell office:value-type="string">
                <text:p>AlphaBeta</text:p>
                <draw:g>
                  <svg:desc>Feuille1.I1:Feuille1.I1</svg:desc>
                </draw:g>
              </table:table-cell>
              <table:table-cell office:value-type="string">
                <text:p>Colonne I</text:p>
              </table:table-cell>
              <table:table-cell office:value-type="string">
                <text:p>Colonne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186">
                <text:p>0.11186</text:p>
                <draw:g>
                  <svg:desc>Feuille1.G2:Feuille1.G7</svg:desc>
                </draw:g>
              </table:table-cell>
              <table:table-cell office:value-type="float" office:value="0.00207386048124004">
                <text:p>0.00207386048124004</text:p>
                <draw:g>
                  <svg:desc>Feuille1.G13:Feuille1.G13</svg:desc>
                </draw:g>
              </table:table-cell>
              <table:table-cell office:value-type="float" office:value="0.00207386048124004">
                <text:p>0.00207386048124004</text:p>
                <draw:g>
                  <svg:desc>Feuille1.G13:Feuille1.G13</svg:desc>
                </draw:g>
              </table:table-cell>
              <table:table-cell office:value-type="float" office:value="0.1092">
                <text:p>0.1092</text:p>
                <draw:g>
                  <svg:desc>Feuille1.H2:Feuille1.H7</svg:desc>
                </draw:g>
              </table:table-cell>
              <table:table-cell office:value-type="float" office:value="0.0037903899521548">
                <text:p>0.0037903899521548</text:p>
                <draw:g>
                  <svg:desc>Feuille1.H13:Feuille1.H16</svg:desc>
                </draw:g>
              </table:table-cell>
              <table:table-cell office:value-type="float" office:value="0.0037903899521548">
                <text:p>0.0037903899521548</text:p>
                <draw:g>
                  <svg:desc>Feuille1.H13:Feuille1.H16</svg:desc>
                </draw:g>
              </table:table-cell>
              <table:table-cell office:value-type="float" office:value="0.107">
                <text:p>0.107</text:p>
                <draw:g>
                  <svg:desc>Feuille1.I2:Feuille1.I7</svg:desc>
                </draw:g>
              </table:table-cell>
              <table:table-cell office:value-type="float" office:value="0.00214703297246059">
                <text:p>0.00214703297246059</text:p>
                <draw:g>
                  <svg:desc>Feuille1.I13:Feuille1.I18</svg:desc>
                </draw:g>
              </table:table-cell>
              <table:table-cell office:value-type="float" office:value="0.00214703297246059">
                <text:p>0.00214703297246059</text:p>
                <draw:g>
                  <svg:desc>Feuille1.I13:Feuille1.I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5">
                <text:p>0.305</text:p>
              </table:table-cell>
              <table:table-cell office:value-type="float" office:value="0.0275210397843818">
                <text:p>0.0275210397843818</text:p>
              </table:table-cell>
              <table:table-cell office:value-type="float" office:value="0.0275210397843818">
                <text:p>0.0275210397843818</text:p>
              </table:table-cell>
              <table:table-cell office:value-type="float" office:value="0.2926">
                <text:p>0.2926</text:p>
              </table:table-cell>
              <table:table-cell office:value-type="float" office:value="0.00432082050871978">
                <text:p>0.00432082050871978</text:p>
              </table:table-cell>
              <table:table-cell office:value-type="float" office:value="0.00432082050871978">
                <text:p>0.004320820508719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12">
                <text:p>0.6812</text:p>
              </table:table-cell>
              <table:table-cell office:value-type="float" office:value="0.412680955126957">
                <text:p>0.412680955126957</text:p>
              </table:table-cell>
              <table:table-cell office:value-type="float" office:value="0.412680955126957">
                <text:p>0.412680955126957</text:p>
              </table:table-cell>
              <table:table-cell office:value-type="float" office:value="0.3486">
                <text:p>0.3486</text:p>
              </table:table-cell>
              <table:table-cell office:value-type="float" office:value="0.00566697412566907">
                <text:p>0.00566697412566907</text:p>
              </table:table-cell>
              <table:table-cell office:value-type="float" office:value="0.00566697412566907">
                <text:p>0.005666974125669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144">
                <text:p>9.7144</text:p>
              </table:table-cell>
              <table:table-cell office:value-type="float" office:value="1.75071867102732">
                <text:p>1.75071867102732</text:p>
              </table:table-cell>
              <table:table-cell office:value-type="float" office:value="1.75071867102732">
                <text:p>1.75071867102732</text:p>
              </table:table-cell>
              <table:table-cell office:value-type="float" office:value="0.4024">
                <text:p>0.4024</text:p>
              </table:table-cell>
              <table:table-cell office:value-type="float" office:value="0.00807162570979181">
                <text:p>0.00807162570979181</text:p>
              </table:table-cell>
              <table:table-cell office:value-type="float" office:value="0.00807162570979181">
                <text:p>0.008071625709791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284">
                <text:p>2.5284</text:p>
              </table:table-cell>
              <table:table-cell office:value-type="float" office:value="0.0205057573016259">
                <text:p>0.0205057573016259</text:p>
              </table:table-cell>
              <table:table-cell office:value-type="float" office:value="0.0205057573016259">
                <text:p>0.02050575730162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.214">
                <text:p>205.214</text:p>
              </table:table-cell>
              <table:table-cell office:value-type="float" office:value="0.831024729444996">
                <text:p>0.831024729444996</text:p>
              </table:table-cell>
              <table:table-cell office:value-type="float" office:value="0.831024729444996">
                <text:p>0.8310247294449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